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string">
            <text:p>Q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.5">
            <text:p>13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Q2</text:p>
          </table:table-cell>
          <table:table-cell office:value-type="float" office:value="6.5">
            <text:p>6.5</text:p>
          </table:table-cell>
          <table:table-cell office:value-type="float" office:value="2.5">
            <text:p>2.5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Q3</text:p>
          </table:table-cell>
          <table:table-cell table:formula="of:=35.5/3" office:value-type="float" office:value="11.8333333333333">
            <text:p>11.83</text:p>
          </table:table-cell>
          <table:table-cell office:value-type="float" office:value="1">
            <text:p>1</text:p>
          </table:table-cell>
          <table:table-cell table:formula="of:=5.5/3" office:value-type="float" office:value="1.83333333333333">
            <text:p>1.83</text:p>
          </table:table-cell>
          <table:table-cell table:formula="of:=25/3" office:value-type="float" office:value="8.33333333333333">
            <text:p>8.33</text:p>
          </table:table-cell>
          <table:table-cell table:number-columns-repeated="8"/>
        </table:table-row>
        <table:table-row table:style-name="ro2">
          <table:table-cell office:value-type="string">
            <text:p>Q4</text:p>
          </table:table-cell>
          <table:table-cell office:value-type="float" office:value="16">
            <text:p>16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Q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Q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Q7</text:p>
          </table:table-cell>
          <table:table-cell office:value-type="float" office:value="21.5">
            <text:p>21.5</text:p>
          </table:table-cell>
          <table:table-cell office:value-type="float" office:value="2.5">
            <text:p>2.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Q8</text:p>
          </table:table-cell>
          <table:table-cell office:value-type="float" office:value="21.5">
            <text:p>21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Q9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Q10</text:p>
          </table:table-cell>
          <table:table-cell table:formula="of:=19/3" office:value-type="float" office:value="6.33333333333333">
            <text:p>6.33</text:p>
          </table:table-cell>
          <table:table-cell office:value-type="float" office:value="10.5">
            <text:p>10.5</text:p>
          </table:table-cell>
          <table:table-cell table:formula="of:=7/3" office:value-type="float" office:value="2.33333333333333">
            <text:p>2.33</text:p>
          </table:table-cell>
          <table:table-cell table:formula="of:=14.5/3" office:value-type="float" office:value="4.83333333333333">
            <text:p>4.83</text:p>
          </table:table-cell>
          <table:table-cell table:number-columns-repeated="8"/>
        </table:table-row>
        <table:table-row table:style-name="ro2">
          <table:table-cell office:value-type="string">
            <text:p>Q11</text:p>
          </table:table-cell>
          <table:table-cell table:formula="of:=47/3" office:value-type="float" office:value="15.6666666666667">
            <text:p>15.67</text:p>
          </table:table-cell>
          <table:table-cell table:formula="of:=18.5/3" office:value-type="float" office:value="6.16666666666667">
            <text:p>6.17</text:p>
          </table:table-cell>
          <table:table-cell table:number-columns-repeated="3" office:value-type="float" office:value="0">
            <text:p>0</text:p>
          </table:table-cell>
          <table:table-cell table:formula="of:=2/3" office:value-type="float" office:value="0.666666666666667">
            <text:p>0.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>
            <draw:frame table:end-cell-address="Sheet1.D29" table:end-x="1.225cm" table:end-y="0.093cm" draw:z-index="0" draw:style-name="gr1" svg:width="7.999cm" svg:height="6.999cm" svg:x="0cm" svg:y="0.32cm">
              <draw:object draw:notify-on-update-of-ranges="Sheet1.A1:Sheet1.A1 Sheet1.B1:Sheet1.H1 Sheet1.A2:Sheet1.A2 Sheet1.B2:Sheet1.H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table:number-columns-repeated="3"/>
          <table:table-cell>
            <draw:frame table:end-cell-address="Sheet1.H30" table:end-x="0.921cm" table:end-y="0.14cm" draw:z-index="1" draw:style-name="gr1" svg:width="8.001cm" svg:height="6.986cm" svg:x="1.952cm" svg:y="0.38cm">
              <draw:object draw:notify-on-update-of-ranges="Sheet1.A1:Sheet1.A1 Sheet1.B1:Sheet1.D1 Sheet1.A3:Sheet1.A3 Sheet1.B3:Sheet1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Sheet1.L31" table:end-x="1.589cm" table:end-y="0.034cm" draw:z-index="2" draw:style-name="gr1" svg:width="8.001cm" svg:height="6.987cm" svg:x="0.362cm" svg:y="0.273cm">
              <draw:object draw:notify-on-update-of-ranges="Sheet1.A1:Sheet1.A1 Sheet1.B1:Sheet1.E1 Sheet1.A4:Sheet1.A4 Sheet1.B4:Sheet1.E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11"/>
          <table:table-cell>
            <draw:frame table:end-cell-address="Sheet1.P31" table:end-x="0.781cm" table:end-y="0.379cm" draw:z-index="3" draw:style-name="gr1" svg:width="8.001cm" svg:height="6.987cm" svg:x="1.812cm" svg:y="0.167cm">
              <draw:object draw:notify-on-update-of-ranges="Sheet1.A1:Sheet1.A1 Sheet1.B1:Sheet1.F1 Sheet1.A5:Sheet1.A5 Sheet1.B5:Sheet1.F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number-columns-repeated="9"/>
          <table:table-cell>
            <draw:frame table:end-cell-address="Sheet1.N40" table:end-x="1.171cm" table:end-y="0.232cm" draw:z-index="10" draw:style-name="gr1" svg:width="8.001cm" svg:height="7.002cm" svg:x="2.202cm" svg:y="0.004cm">
              <draw:object draw:notify-on-update-of-ranges="Sheet1.A1:Sheet1.A1 Sheet1.B1:Sheet1.H1 Sheet1.A12:Sheet1.A12 Sheet1.B12:Sheet1.H1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number-columns-repeated="6"/>
          <table:table-cell>
            <draw:frame table:end-cell-address="Sheet1.J42" table:end-x="1.45cm" table:end-y="0.048cm" draw:z-index="9" draw:style-name="gr1" svg:width="8.001cm" svg:height="7.002cm" svg:x="0.224cm" svg:y="0.272cm">
              <draw:object draw:notify-on-update-of-ranges="Sheet1.A1:Sheet1.A1 Sheet1.B1:Sheet1.E1 Sheet1.A11:Sheet1.A11 Sheet1.B11:Sheet1.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/>
          <table:table-cell>
            <draw:frame table:end-cell-address="Sheet1.F42" table:end-x="1.116cm" table:end-y="0.38cm" draw:z-index="8" draw:style-name="gr1" svg:width="8.001cm" svg:height="6.987cm" svg:x="2.147cm" svg:y="0.167cm">
              <draw:object draw:notify-on-update-of-ranges="Sheet1.A1:Sheet1.A1 Sheet1.B1:Sheet1.D1 Sheet1.A10:Sheet1.A10 Sheet1.B10:Sheet1.D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>
            <draw:frame table:end-cell-address="Sheet1.D47" table:end-x="1.896cm" table:end-y="0.087cm" draw:z-index="4" draw:style-name="gr1" svg:width="8.001cm" svg:height="6.987cm" svg:x="0.669cm" svg:y="0.326cm">
              <draw:object draw:notify-on-update-of-ranges="Sheet1.A1:Sheet1.A1 Sheet1.B1:Sheet1.G1 Sheet1.A6:Sheet1.A6 Sheet1.B6:Sheet1.G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table:number-columns-repeated="4"/>
          <table:table-cell>
            <draw:frame table:end-cell-address="Sheet1.H48" table:end-x="1.896cm" table:end-y="0.087cm" draw:z-index="5" draw:style-name="gr1" svg:width="8cm" svg:height="6.986cm" svg:x="0.67cm" svg:y="0.327cm">
              <draw:object draw:notify-on-update-of-ranges="Sheet1.A1:Sheet1.A1 Sheet1.B1:Sheet1.F1 Sheet1.A7:Sheet1.A7 Sheet1.B7:Sheet1.F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8"/>
          <table:table-cell>
            <draw:frame table:end-cell-address="Sheet1.L48" table:end-x="1.673cm" table:end-y="0.433cm" draw:z-index="6" draw:style-name="gr1" svg:width="8.001cm" svg:height="6.987cm" svg:x="0.446cm" svg:y="0.22cm">
              <draw:object draw:notify-on-update-of-ranges="Sheet1.A1:Sheet1.A1 Sheet1.B1:Sheet1.M1 Sheet1.A8:Sheet1.A8 Sheet1.B8:Sheet1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Sheet1.P48" table:end-x="0.781cm" table:end-y="0.246cm" draw:z-index="7" draw:style-name="gr1" svg:width="8.001cm" svg:height="6.986cm" svg:x="1.812cm" svg:y="0.034cm">
              <draw:object draw:notify-on-update-of-ranges="Sheet1.A1:Sheet1.A1 Sheet1.B1:Sheet1.D1 Sheet1.A9:Sheet1.A9 Sheet1.B9:Sheet1.D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15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e Alex</meta:initial-creator>
    <meta:creation-date>2011-03-30T14:52:39.62</meta:creation-date>
    <dc:date>2011-03-30T15:18:55.68</dc:date>
    <dc:creator>Cole Alex</dc:creator>
    <meta:editing-duration>PT00H26M15S</meta:editing-duration>
    <meta:editing-cycles>3</meta:editing-cycles>
    <meta:generator>OpenOffice.org/3.2$Win32 OpenOffice.org_project/320m18$Build-9502</meta:generator>
    <meta:document-statistic meta:table-count="3" meta:cell-count="8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bar" chart:style-name="ch1">
        <chart:legend chart:legend-position="end" svg:x="6.822cm" svg:y="3.185cm" chart:style-name="ch2"/>
        <chart:plot-area chart:style-name="ch3" table:cell-range-address="Sheet1.A1:Sheet1.D1 Sheet1.A3:Sheet1.D3" chart:data-source-has-labels="both" svg:x="0.16cm" svg:y="0.139cm" svg:width="6.503cm" svg:height="6.57cm">
          <chart:axis chart:dimension="x" chart:name="primary-x" chart:style-name="ch4"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D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Q2</text:p>
              </table:table-cell>
              <table:table-cell office:value-type="float" office:value="6.5">
                <text:p text:id="Sheet1.B3:Sheet1.D3">6.5</text:p>
              </table:table-cell>
              <table:table-cell office:value-type="float" office:value="2.5">
                <text:p>2.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7.003cm" xlink:href=".." chart:class="chart:bar" chart:style-name="ch1">
        <chart:legend chart:legend-position="end" svg:x="6.663cm" svg:y="3.193cm" chart:style-name="ch2"/>
        <chart:plot-area chart:style-name="ch3" table:cell-range-address="Sheet1.A1:Sheet1.H1 Sheet1.A12:Sheet1.H12" chart:data-source-has-labels="both" svg:x="0.16cm" svg:y="0.14cm" svg:width="6.344cm" svg:height="6.583cm">
          <chart:axis chart:dimension="x" chart:name="primary-x" chart:style-name="ch4"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H12" chart:label-cell-address="Sheet1.A12:Sheet1.A1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H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</table:table-row>
          </table:table-header-rows>
          <table:table-rows>
            <table:table-row>
              <table:table-cell office:value-type="string">
                <text:p text:id="Sheet1.A12:Sheet1.A12">Q11</text:p>
              </table:table-cell>
              <table:table-cell office:value-type="float" office:value="15.6666666666667">
                <text:p text:id="Sheet1.B12:Sheet1.H12">15.666666666666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821cm" svg:y="3.192cm" chart:style-name="ch2"/>
        <chart:plot-area chart:style-name="ch3" table:cell-range-address="Sheet1.A1:Sheet1.H2" chart:data-source-has-labels="both" svg:x="0.16cm" svg:y="0.14cm" svg:width="6.501cm" svg:height="6.58cm">
          <chart:axis chart:dimension="x" chart:name="primary-x" chart:style-name="ch4"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H2" chart:label-cell-address="Sheet1.A2:Sheet1.A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H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Q1</text:p>
              </table:table-cell>
              <table:table-cell office:value-type="float" office:value="3">
                <text:p text:id="Sheet1.B2:Sheet1.H2"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8cm" xlink:href=".." chart:class="chart:bar" chart:style-name="ch1">
        <chart:legend chart:legend-position="end" svg:x="6.822cm" svg:y="3.186cm" chart:style-name="ch2"/>
        <chart:plot-area chart:style-name="ch3" table:cell-range-address="Sheet1.A1:Sheet1.E1 Sheet1.A4:Sheet1.E4" chart:data-source-has-labels="both" svg:x="0.16cm" svg:y="0.139cm" svg:width="6.503cm" svg:height="6.571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E4" chart:label-cell-address="Sheet1.A4:Sheet1.A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Q3</text:p>
              </table:table-cell>
              <table:table-cell office:value-type="float" office:value="11.8333333333333">
                <text:p text:id="Sheet1.B4:Sheet1.E4">11.8333333333333</text:p>
              </table:table-cell>
              <table:table-cell office:value-type="float" office:value="1">
                <text:p>1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8.33333333333333">
                <text:p>8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8cm" xlink:href=".." chart:class="chart:bar" chart:style-name="ch1">
        <chart:legend chart:legend-position="end" svg:x="6.822cm" svg:y="3.186cm" chart:style-name="ch2"/>
        <chart:plot-area chart:style-name="ch3" table:cell-range-address="Sheet1.A1:Sheet1.F1 Sheet1.A5:Sheet1.F5" chart:data-source-has-labels="both" svg:x="0.16cm" svg:y="0.139cm" svg:width="6.503cm" svg:height="6.571cm">
          <chart:axis chart:dimension="x" chart:name="primary-x" chart:style-name="ch4">
            <chart:categories table:cell-range-address="Sheet1.B1:Sheet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F5" chart:label-cell-address="Sheet1.A5:Sheet1.A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F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 text:id="Sheet1.A5:Sheet1.A5">Q4</text:p>
              </table:table-cell>
              <table:table-cell office:value-type="float" office:value="16">
                <text:p text:id="Sheet1.B5:Sheet1.F5">1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8cm" xlink:href=".." chart:class="chart:bar" chart:style-name="ch1">
        <chart:legend chart:legend-position="end" svg:x="6.822cm" svg:y="3.186cm" chart:style-name="ch2"/>
        <chart:plot-area chart:style-name="ch3" table:cell-range-address="Sheet1.A1:Sheet1.G1 Sheet1.A6:Sheet1.G6" chart:data-source-has-labels="both" svg:x="0.16cm" svg:y="0.139cm" svg:width="6.503cm" svg:height="6.571cm">
          <chart:axis chart:dimension="x" chart:name="primary-x" chart:style-name="ch4"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G6" chart:label-cell-address="Sheet1.A6:Sheet1.A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G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 text:id="Sheet1.A6:Sheet1.A6">Q5</text:p>
              </table:table-cell>
              <table:table-cell office:value-type="float" office:value="1">
                <text:p text:id="Sheet1.B6:Sheet1.G6"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legend chart:legend-position="end" svg:x="6.821cm" svg:y="3.185cm" chart:style-name="ch2"/>
        <chart:plot-area chart:style-name="ch3" table:cell-range-address="Sheet1.A1:Sheet1.F1 Sheet1.A7:Sheet1.F7" chart:data-source-has-labels="both" svg:x="0.16cm" svg:y="0.139cm" svg:width="6.502cm" svg:height="6.57cm">
          <chart:axis chart:dimension="x" chart:name="primary-x" chart:style-name="ch4">
            <chart:categories table:cell-range-address="Sheet1.B1:Sheet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F7" chart:label-cell-address="Sheet1.A7:Sheet1.A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F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7">Q6</text:p>
              </table:table-cell>
              <table:table-cell office:value-type="float" office:value="12">
                <text:p text:id="Sheet1.B7:Sheet1.F7"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8cm" xlink:href=".." chart:class="chart:bar" chart:style-name="ch1">
        <chart:legend chart:legend-position="end" svg:x="6.822cm" svg:y="3.186cm" chart:style-name="ch2"/>
        <chart:plot-area chart:style-name="ch3" table:cell-range-address="Sheet1.A1:Sheet1.M1 Sheet1.A8:Sheet1.M8" chart:data-source-has-labels="both" svg:x="0.16cm" svg:y="0.139cm" svg:width="6.503cm" svg:height="6.571cm">
          <chart:axis chart:dimension="x" chart:name="primary-x" chart:style-name="ch4">
            <chart:categories table:cell-range-address="Sheet1.B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M8" chart:label-cell-address="Sheet1.A8:Sheet1.A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M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Q7</text:p>
              </table:table-cell>
              <table:table-cell office:value-type="float" office:value="21.5">
                <text:p text:id="Sheet1.B8:Sheet1.M8">21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bar" chart:style-name="ch1">
        <chart:legend chart:legend-position="end" svg:x="6.822cm" svg:y="3.185cm" chart:style-name="ch2"/>
        <chart:plot-area chart:style-name="ch3" table:cell-range-address="Sheet1.A1:Sheet1.D1 Sheet1.A9:Sheet1.D9" chart:data-source-has-labels="both" svg:x="0.16cm" svg:y="0.139cm" svg:width="6.503cm" svg:height="6.57cm">
          <chart:axis chart:dimension="x" chart:name="primary-x" chart:style-name="ch4"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D9" chart:label-cell-address="Sheet1.A9:Sheet1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D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 text:id="Sheet1.A9:Sheet1.A9">Q8</text:p>
              </table:table-cell>
              <table:table-cell office:value-type="float" office:value="21.5">
                <text:p text:id="Sheet1.B9:Sheet1.D9">2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8cm" xlink:href=".." chart:class="chart:bar" chart:style-name="ch1">
        <chart:legend chart:legend-position="end" svg:x="6.822cm" svg:y="3.186cm" chart:style-name="ch2"/>
        <chart:plot-area chart:style-name="ch3" table:cell-range-address="Sheet1.A1:Sheet1.D1 Sheet1.A10:Sheet1.D10" chart:data-source-has-labels="both" svg:x="0.16cm" svg:y="0.139cm" svg:width="6.503cm" svg:height="6.571cm">
          <chart:axis chart:dimension="x" chart:name="primary-x" chart:style-name="ch4">
            <chart:categories table:cell-range-address="Sheet1.B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D10" chart:label-cell-address="Sheet1.A10:Sheet1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D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Q9</text:p>
              </table:table-cell>
              <table:table-cell office:value-type="float" office:value="22">
                <text:p text:id="Sheet1.B10:Sheet1.D10"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7.003cm" xlink:href=".." chart:class="chart:bar" chart:style-name="ch1">
        <chart:legend chart:legend-position="end" svg:x="6.663cm" svg:y="3.193cm" chart:style-name="ch2"/>
        <chart:plot-area chart:style-name="ch3" table:cell-range-address="Sheet1.A1:Sheet1.E1 Sheet1.A11:Sheet1.E11" chart:data-source-has-labels="both" svg:x="0.16cm" svg:y="0.14cm" svg:width="6.344cm" svg:height="6.583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E11" chart:label-cell-address="Sheet1.A11:Sheet1.A1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Q10</text:p>
              </table:table-cell>
              <table:table-cell office:value-type="float" office:value="6.33333333333333">
                <text:p text:id="Sheet1.B11:Sheet1.E11">6.33333333333333</text:p>
              </table:table-cell>
              <table:table-cell office:value-type="float" office:value="10.5">
                <text:p>10.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